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Übung Netzwerktechnik<text:line-break/><text:line-break/><text:line-break/><text:span text:style-name="T1">Ein Auszubildender Linux-Administrator aus dem 1. Lehrjahr, hat Ihrem Kunden soeben den bestellten Ubuntu-Server ausgeliefert. <text:line-break/>Er ruft Sie an und fragt ob er jetzt nach Hause fahren darf, denn die Windows-Administratoren vor Ort trauen sich nicht an das Gerät ran.<text:line-break/>Sie möchten Ihn gerne nach Hause fahren lassen, wollen aber künftig alles aus der Ferne machen und sicher gehen das alles funktioniert.<text:line-break/><text:line-break/><text:line-break/><text:line-break/>Wie würden Sie vorgehen?<text:line-break/><text:line-break/>Nutzen Sie hierfür Ihr Wissen aus der Netzwerktechnik und planen zunächst sinnvolle Schritte und Befehle die Ihnen dabei helfen.<text:line-break/><text:line-break/><text:line-break/><text:line-break/><text:line-break/><text:line-break/><text:line-break/>Halten Sie auch die Informationen zu den Befehlen für den nächsten Teil bereit.<text:line-break/><text:line-break/><text:line-break/>Selbstverständlich sind wir jetzt stolz auf „unseren“ Azubi :)<text:line-break/>Den frühen Feierabend hat er sich fast verdient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Funfact: <text:line-break/>Windows-Administratoren trauen sich wirklich oft nicht an Linux-Geräte;<text:line-break/>denken Sie auch bei Ihren Einstellungsgesprächen daran!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4T15:58:37.12</meta:creation-date>
    <dc:date>2020-05-26T08:59:49.62</dc:date>
    <meta:editing-duration>PT5H52M45S</meta:editing-duration>
    <meta:editing-cycles>9</meta:editing-cycles>
    <meta:generator>OpenOffice/4.1.7$Win32 OpenOffice.org_project/417m1$Build-9800</meta:generator>
    <meta:print-date>2019-09-05T08:17:56.31</meta:print-date>
    <meta:document-statistic meta:table-count="0" meta:image-count="0" meta:object-count="0" meta:page-count="1" meta:paragraph-count="1" meta:word-count="133" meta:character-count="940"/>
  </office:meta>
</office:document-meta>
</file>